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lloBean.ejb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elloBean.ejbPass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elloBean.setSessionContext( Session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lloBean.ejb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elloBean.ejbAct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elloBean.hell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lloBean.Hello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